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69" style:family="table-cell" style:parent-style-name="Default" style:data-style-name="N37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  <style:map style:condition="cell-content-is-not-between(8,15)" style:apply-style-name="Bad" style:base-cell-address="Character.B4"/>
    </style:style>
    <style:style style:name="ce4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6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99pt solid #ff0000"/>
      <style:paragraph-properties fo:text-align="center" fo:margin-left="0cm"/>
      <style:map style:condition="cell-content-is-not-between(1,20)" style:apply-style-name="Bad" style:base-cell-address="Character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0.51pt solid #b2b2b2"/>
      <style:paragraph-properties fo:text-align="center" fo:margin-left="0cm"/>
      <style:map style:condition="cell-content()=27" style:apply-style-name="Good" style:base-cell-address="Character.C10"/>
      <style:map style:condition="cell-content()!=27" style:apply-style-name="Bad" style:base-cell-address="Character.C10"/>
    </style:style>
    <style:style style:name="ce14" style:family="table-cell" style:parent-style-name="Default">
      <style:table-cell-properties fo:border-bottom="none" style:text-align-source="fix" style:repeat-content="false" fo:border-left="0.99pt solid #ff0000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15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16" style:family="table-cell" style:parent-style-name="Default">
      <style:table-cell-properties fo:border-bottom="0.99pt solid #ff0000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17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99pt solid #ff0000"/>
      <style:paragraph-properties fo:text-align="center" fo:margin-left="0cm"/>
      <style:map style:condition="cell-content-is-not-between(0,1)" style:apply-style-name="Bad" style:base-cell-address="Character.D13"/>
    </style:style>
    <style:style style:name="ce18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19" style:family="table-cell" style:parent-style-name="Default">
      <style:table-cell-properties fo:border-bottom="0.99pt solid #ff0000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-is-not-between(0,2)" style:apply-style-name="Bad" style:base-cell-address="Character.D4"/>
    </style:style>
    <style:style style:name="ce22" style:family="table-cell" style:parent-style-name="Default">
      <style:table-cell-properties fo:border-bottom="0.99pt solid #ff0000" style:text-align-source="fix" style:repeat-content="false" fo:border-left="none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0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</style:style>
    <style:style style:name="ce92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99pt solid #ff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-is-not-between(0,2)" style:apply-style-name="Bad" style:base-cell-address="Character.D4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30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8" style:family="table-cell" style:parent-style-name="Default">
      <style:table-cell-properties fo:background-color="transparent"/>
      <style:text-properties style:use-window-font-color="true"/>
    </style:style>
    <style:style style:name="ce99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>
      <style:table-cell-properties fo:background-color="#ffffd7" style:text-align-source="fix" style:repeat-content="false" fo:border="0.74pt solid #b2b2b2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1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4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ules.$A$2:.$A$9])" table:allow-empty-cell="true" table:display-list="unsorted" table:base-cell-address="Character.B4">
          <table:error-message table:message-type="stop" table:display="true"/>
        </table:content-validation>
        <table:content-validation table:name="val2" table:condition="of:cell-content-is-in-list(&quot;&quot;)" table:allow-empty-cell="true" table:display-list="unsorted" table:base-cell-address="Character.B35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Character.C1">
          <table:error-message table:message-type="stop" table:display="true"/>
        </table:content-validation>
        <table:content-validation table:name="val4" table:condition="of:cell-content-is-in-list(&quot;1&quot;;&quot;2&quot;)" table:allow-empty-cell="true" table:display-list="unsorted" table:base-cell-address="Character.D4">
          <table:error-message table:message-type="stop" table:display="true"/>
        </table:content-validation>
        <table:content-validation table:name="val5" table:condition="of:cell-content-is-in-list(&quot;0&quot;;&quot;1&quot;)" table:allow-empty-cell="true" table:display-list="unsorted" table:base-cell-address="Character.D13">
          <table:error-message table:message-type="stop" table:display="true"/>
        </table:content-validation>
        <table:content-validation table:name="val6" table:condition="of:cell-content-is-in-list(&quot;6&quot;;&quot;8&quot;;&quot;10&quot;;&quot;12&quot;)" table:allow-empty-cell="true" table:display-list="unsorted" table:base-cell-address="Character.F1">
          <table:error-message table:message-type="stop" table:display="true"/>
        </table:content-validation>
        <table:content-validation table:name="val7" table:condition="of:cell-content-is-in-list(&quot;Light&quot;;&quot;Medium&quot;;&quot;Heavy&quot;)" table:allow-empty-cell="true" table:display-list="unsorted" table:base-cell-address="Character.L17">
          <table:error-message table:message-type="stop" table:display="true"/>
        </table:content-validation>
        <table:content-validation table:name="val8" table:condition="of:cell-content-is-in-list(&quot;INT&quot;;&quot;WIS&quot;;&quot;CHA&quot;)" table:allow-empty-cell="false" table:display-list="unsorted" table:base-cell-address="Character.L26">
          <table:error-message table:message-type="stop" table:display="true"/>
        </table:content-validation>
      </table:content-validations>
      <table:table table:name="Charac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7"/>
        <table:table-column table:style-name="co2" table:default-cell-style-name="ce12"/>
        <table:table-column table:style-name="co2" table:default-cell-style-name="ce18"/>
        <table:table-column table:style-name="co2" table:default-cell-style-name="ce91"/>
        <table:table-column table:style-name="co2" table:number-columns-repeated="10" table:default-cell-style-name="Default"/>
        <table:table-row table:style-name="ro1">
          <table:table-cell table:style-name="ce69" office:value-type="string" calcext:value-type="string">
            <text:p>Name</text:p>
          </table:table-cell>
          <table:table-cell table:style-name="ce70" office:value-type="string" calcext:value-type="string">
            <text:p>Level:</text:p>
          </table:table-cell>
          <table:table-cell table:style-name="ce10" table:content-validation-name="val3" office:value-type="float" office:value="1" calcext:value-type="float">
            <text:p>1</text:p>
          </table:table-cell>
          <table:table-cell table:style-name="Default"/>
          <table:table-cell table:style-name="ce70" office:value-type="string" calcext:value-type="string">
            <text:p>Hitdice size:</text:p>
          </table:table-cell>
          <table:table-cell table:style-name="ce26" table:content-validation-name="val6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Level 4</text:p>
          </table:table-cell>
          <table:table-cell office:value-type="string" calcext:value-type="string">
            <text:p>Level 8</text:p>
          </table:table-cell>
          <table:table-cell office:value-type="string" calcext:value-type="string">
            <text:p>Level 12</text:p>
          </table:table-cell>
          <table:table-cell office:value-type="string" calcext:value-type="string">
            <text:p>Level 16</text:p>
          </table:table-cell>
          <table:table-cell office:value-type="string" calcext:value-type="string">
            <text:p>Level 19</text:p>
          </table:table-cell>
          <table:table-cell office:value-type="string" calcext:value-type="string">
            <text:p>Extra</text:p>
          </table:table-cell>
          <table:table-cell table:style-name="ce98" office:value-type="string" calcext:value-type="string">
            <text:p>Total</text:p>
          </table:table-cell>
          <table:table-cell table:style-name="ce98" office:value-type="string" calcext:value-type="string">
            <text:p>Mod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3" table:content-validation-name="val1" office:value-type="float" office:value="8" calcext:value-type="float">
            <text:p>8</text:p>
          </table:table-cell>
          <table:table-cell table:formula="of:=INDEX([Rules.$B$2:.$B$9]; [.B4]-7)" office:value-type="float" office:value="0" calcext:value-type="float">
            <text:p>0</text:p>
          </table:table-cell>
          <table:table-cell table:style-name="ce14" table:content-validation-name="val4"/>
          <table:table-cell table:style-name="ce20" table:content-validation-name="val4" table:number-columns-repeated="5"/>
          <table:table-cell table:style-name="ce28" table:content-validation-name="val4"/>
          <table:table-cell table:style-name="ce99" table:formula="of:=[.B4]+[.D4]+[.E4]+[.F4]+[.G4]+[.H4]+[.I4]+[.J4]" office:value-type="float" office:value="8" calcext:value-type="float">
            <text:p>8</text:p>
          </table:table-cell>
          <table:table-cell table:style-name="ce99" table:formula="of:=INDEX([Rules.$E$2:.$E$31];[.K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terity</text:p>
          </table:table-cell>
          <table:table-cell table:style-name="ce4" table:content-validation-name="val1" office:value-type="float" office:value="8" calcext:value-type="float">
            <text:p>8</text:p>
          </table:table-cell>
          <table:table-cell table:formula="of:=INDEX([Rules.$B$2:.$B$9]; [.B5]-7)" office:value-type="float" office:value="0" calcext:value-type="float">
            <text:p>0</text:p>
          </table:table-cell>
          <table:table-cell table:style-name="ce15" table:content-validation-name="val4"/>
          <table:table-cell table:style-name="ce21" table:content-validation-name="val4" table:number-columns-repeated="4"/>
          <table:table-cell table:style-name="ce27" table:content-validation-name="val4"/>
          <table:table-cell table:style-name="ce29" table:content-validation-name="val4"/>
          <table:table-cell table:style-name="ce99" table:formula="of:=[.B5]+[.D5]+[.E5]+[.F5]+[.G5]+[.H5]+[.I5]+[.J5]" office:value-type="float" office:value="8" calcext:value-type="float">
            <text:p>8</text:p>
          </table:table-cell>
          <table:table-cell table:style-name="ce99" table:formula="of:=INDEX([Rules.$E$2:.$E$31];[.K5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itution</text:p>
          </table:table-cell>
          <table:table-cell table:style-name="ce4" table:content-validation-name="val1" office:value-type="float" office:value="8" calcext:value-type="float">
            <text:p>8</text:p>
          </table:table-cell>
          <table:table-cell table:formula="of:=INDEX([Rules.$B$2:.$B$9]; [.B6]-7)" office:value-type="float" office:value="0" calcext:value-type="float">
            <text:p>0</text:p>
          </table:table-cell>
          <table:table-cell table:style-name="ce15" table:content-validation-name="val4"/>
          <table:table-cell table:style-name="ce21" table:content-validation-name="val4" table:number-columns-repeated="4"/>
          <table:table-cell table:style-name="ce27" table:content-validation-name="val4"/>
          <table:table-cell table:style-name="ce29" table:content-validation-name="val4"/>
          <table:table-cell table:style-name="ce99" table:formula="of:=[.B6]+[.D6]+[.E6]+[.F6]+[.G6]+[.H6]+[.I6]+[.J6]" office:value-type="float" office:value="8" calcext:value-type="float">
            <text:p>8</text:p>
          </table:table-cell>
          <table:table-cell table:style-name="ce99" table:formula="of:=INDEX([Rules.$E$2:.$E$31];[.K6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ce</text:p>
          </table:table-cell>
          <table:table-cell table:style-name="ce4" table:content-validation-name="val1" office:value-type="float" office:value="8" calcext:value-type="float">
            <text:p>8</text:p>
          </table:table-cell>
          <table:table-cell table:formula="of:=INDEX([Rules.$B$2:.$B$9]; [.B7]-7)" office:value-type="float" office:value="0" calcext:value-type="float">
            <text:p>0</text:p>
          </table:table-cell>
          <table:table-cell table:style-name="ce15" table:content-validation-name="val4"/>
          <table:table-cell table:style-name="ce21" table:content-validation-name="val4" table:number-columns-repeated="4"/>
          <table:table-cell table:style-name="ce27" table:content-validation-name="val4"/>
          <table:table-cell table:style-name="ce29" table:content-validation-name="val4"/>
          <table:table-cell table:style-name="ce99" table:formula="of:=[.B7]+[.D7]+[.E7]+[.F7]+[.G7]+[.H7]+[.I7]+[.J7]" office:value-type="float" office:value="8" calcext:value-type="float">
            <text:p>8</text:p>
          </table:table-cell>
          <table:table-cell table:style-name="ce99" table:formula="of:=INDEX([Rules.$E$2:.$E$31];[.K7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dom</text:p>
          </table:table-cell>
          <table:table-cell table:style-name="ce5" table:content-validation-name="val1" office:value-type="float" office:value="8" calcext:value-type="float">
            <text:p>8</text:p>
          </table:table-cell>
          <table:table-cell table:formula="of:=INDEX([Rules.$B$2:.$B$9]; [.B8]-7)" office:value-type="float" office:value="0" calcext:value-type="float">
            <text:p>0</text:p>
          </table:table-cell>
          <table:table-cell table:style-name="ce15" table:content-validation-name="val4"/>
          <table:table-cell table:style-name="ce21" table:content-validation-name="val4" table:number-columns-repeated="4"/>
          <table:table-cell table:style-name="ce27" table:content-validation-name="val4"/>
          <table:table-cell table:style-name="ce29" table:content-validation-name="val4"/>
          <table:table-cell table:style-name="ce99" table:formula="of:=[.B8]+[.D8]+[.E8]+[.F8]+[.G8]+[.H8]+[.I8]+[.J8]" office:value-type="float" office:value="8" calcext:value-type="float">
            <text:p>8</text:p>
          </table:table-cell>
          <table:table-cell table:style-name="ce99" table:formula="of:=INDEX([Rules.$E$2:.$E$31];[.K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isma</text:p>
          </table:table-cell>
          <table:table-cell table:style-name="ce6" table:content-validation-name="val1" office:value-type="float" office:value="8" calcext:value-type="float">
            <text:p>8</text:p>
          </table:table-cell>
          <table:table-cell table:formula="of:=INDEX([Rules.$B$2:.$B$9]; [.B9]-7)" office:value-type="float" office:value="0" calcext:value-type="float">
            <text:p>0</text:p>
          </table:table-cell>
          <table:table-cell table:style-name="ce16" table:content-validation-name="val4"/>
          <table:table-cell table:style-name="ce22" table:content-validation-name="val4" table:number-columns-repeated="5"/>
          <table:table-cell table:style-name="ce30" table:content-validation-name="val4"/>
          <table:table-cell table:style-name="ce99" table:formula="of:=[.B9]+[.D9]+[.E9]+[.F9]+[.G9]+[.H9]+[.I9]+[.J9]" office:value-type="float" office:value="8" calcext:value-type="float">
            <text:p>8</text:p>
          </table:table-cell>
          <table:table-cell table:style-name="ce99" table:formula="of:=INDEX([Rules.$E$2:.$E$31];[.K9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80" table:formula="of:=SUM([.C4:.C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Total</text:p>
          </table:table-cell>
          <table:table-cell table:style-name="Default" office:value-type="string" calcext:value-type="string">
            <text:p>Stats</text:p>
          </table:table-cell>
          <table:table-cell table:style-name="Default" office:value-type="string" calcext:value-type="string">
            <text:p>Trained</text:p>
          </table:table-cell>
          <table:table-cell table:style-name="Default" office:value-type="string" calcext:value-type="string">
            <text:p>Extra</text:p>
          </table:table-cell>
          <table:table-cell table:number-columns-repeated="5"/>
          <table:table-cell table:style-name="ce70" office:value-type="string" calcext:value-type="string">
            <text:p>Hitpoints:</text:p>
          </table:table-cell>
          <table:table-cell table:style-name="ce33" table:formula="of:=[.F1]+[.L6]+([.F1]/2+1+[.L6])*([.C1]-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batics</text:p>
          </table:table-cell>
          <table:table-cell table:formula="of:=[.C13]+[.L$14]*[.D13]+[.E13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table:style-name="ce17" table:content-validation-name="val5" office:value-type="float" office:value="0" calcext:value-type="float">
            <text:p>0</text:p>
          </table:table-cell>
          <table:table-cell table:style-name="ce90"/>
          <table:table-cell table:number-columns-repeated="5"/>
          <table:table-cell table:style-name="ce32" office:value-type="string" calcext:value-type="string">
            <text:p>Initiative:</text:p>
          </table:table-cell>
          <table:table-cell table:style-name="ce33" table:formula="of:=[.L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Handling</text:p>
          </table:table-cell>
          <table:table-cell table:formula="of:=[.C14]+[.L$14]*[.D14]+[.E1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Proficiency bonus:</text:p>
          </table:table-cell>
          <table:table-cell table:style-name="ce33" table:formula="of:=INDEX([Rules.$H$2:.$H$21];[.C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a</text:p>
          </table:table-cell>
          <table:table-cell table:formula="of:=[.C15]+[.L$14]*[.D15]+[.E15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5"/>
          <table:table-cell table:style-name="ce70"/>
          <table:table-cell table:style-name="ce70" office:value-type="string" calcext:value-type="string">
            <text:p>Passive perception:</text:p>
          </table:table-cell>
          <table:table-cell table:style-name="ce33" table:formula="of:=10+[.L8]+([.L14]*[.D2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etics</text:p>
          </table:table-cell>
          <table:table-cell table:formula="of:=[.C16]+[.L$14]*[.D16]+[.E16]" office:value-type="float" office:value="-1" calcext:value-type="float">
            <text:p>-1</text:p>
          </table:table-cell>
          <table:table-cell table:formula="of:=[.L4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ception</text:p>
          </table:table-cell>
          <table:table-cell table:formula="of:=[.C17]+[.L$14]*[.D17]+[.E17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type:</text:p>
          </table:table-cell>
          <table:table-cell table:style-name="ce39" table:content-validation-name="val7" office:value-type="string" calcext:value-type="string">
            <text:p>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table:formula="of:=[.C18]+[.L$14]*[.D18]+[.E18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: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ight</text:p>
          </table:table-cell>
          <table:table-cell table:formula="of:=[.C19]+[.L$14]*[.D19]+[.E19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hield:</text:p>
          </table:table-cell>
          <table:table-cell table:style-name="ce101"/>
          <table:table-cell table:number-columns-repeated="3"/>
        </table:table-row>
        <table:table-row table:style-name="ro1">
          <table:table-cell office:value-type="string" calcext:value-type="string">
            <text:p>Intimidation</text:p>
          </table:table-cell>
          <table:table-cell table:formula="of:=[.C20]+[.L$14]*[.D20]+[.E20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Investigation</text:p>
          </table:table-cell>
          <table:table-cell table:formula="of:=[.C21]+[.L$14]*[.D21]+[.E21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Dexterity bonus:</text:p>
          </table:table-cell>
          <table:table-cell table:style-name="ce12" table:formula="of:=COM.MICROSOFT.IFS([.L17]=&quot;Light&quot;; [.L5]; [.L17]=&quot;Medium&quot;; MIN([.L5]; 2); [.L17]=&quot;Heavy&quot;; 0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ine</text:p>
          </table:table-cell>
          <table:table-cell table:formula="of:=[.C22]+[.L$14]*[.D22]+[.E22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Class:</text:p>
          </table:table-cell>
          <table:table-cell table:style-name="ce77" table:formula="of:=SUM([.L18:.L2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e</text:p>
          </table:table-cell>
          <table:table-cell table:formula="of:=[.C23]+[.L$14]*[.D23]+[.E23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ception</text:p>
          </table:table-cell>
          <table:table-cell table:formula="of:=[.C24]+[.L$14]*[.D24]+[.E2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ormance</text:p>
          </table:table-cell>
          <table:table-cell table:formula="of:=[.C25]+[.L$14]*[.D25]+[.E25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uasion</text:p>
          </table:table-cell>
          <table:table-cell table:formula="of:=[.C26]+[.L$14]*[.D26]+[.E26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casting ability:</text:p>
          </table:table-cell>
          <table:table-cell table:style-name="ce26" table:content-validation-name="val8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n</text:p>
          </table:table-cell>
          <table:table-cell table:formula="of:=[.C27]+[.L$14]*[.D27]+[.E27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7"/>
          <table:table-cell table:style-name="ce44" table:formula="of:=COM.MICROSOFT.IFS([.L26]=&quot;INT&quot;;&quot;L7&quot;;[.L26]=&quot;WIS&quot;;&quot;L8&quot;; [.L26]=&quot;CHA&quot;; &quot;L9&quot;)" office:value-type="string" office:string-value="L7" calcext:value-type="string">
            <text:p>L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ight of Hand</text:p>
          </table:table-cell>
          <table:table-cell table:formula="of:=[.C28]+[.L$14]*[.D28]+[.E28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s known &amp; prepared:</text:p>
          </table:table-cell>
          <table:table-cell table:style-name="ce77" table:formula="of:=[.C1]+INDIRECT([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</text:p>
          </table:table-cell>
          <table:table-cell table:formula="of:=[.C29]+[.L$14]*[.D29]+[.E29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table:content-validation-name="val5"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save DC:</text:p>
          </table:table-cell>
          <table:table-cell table:style-name="ce77" table:formula="of:=8+[.L14]+INDIRECT([.L27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ival</text:p>
          </table:table-cell>
          <table:table-cell table:formula="of:=[.C30]+[.L$14]*[.D30]+[.E30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92"/>
          <table:table-cell table:number-columns-repeated="5"/>
          <table:table-cell table:style-name="ce70" office:value-type="string" calcext:value-type="string">
            <text:p>Spell attack modifier:</text:p>
          </table:table-cell>
          <table:table-cell table:style-name="ce77" table:formula="of:=[.L14]+INDIRECT([.L27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table:content-validation-name="val2"/>
          <table:table-cell table:style-name="Default" table:number-columns-repeated="3"/>
          <table:table-cell table:number-columns-repeated="10"/>
        </table:table-row>
        <calcext:conditional-formats>
          <calcext:conditional-format calcext:target-range-address="Character.C1:Character.C1">
            <calcext:condition calcext:apply-style-name="Bad" calcext:value="not-between(1,20)" calcext:base-cell-address="Character.C1"/>
          </calcext:conditional-format>
          <calcext:conditional-format calcext:target-range-address="Character.C10:Character.C10">
            <calcext:condition calcext:apply-style-name="Good" calcext:value="=27" calcext:base-cell-address="Character.C10"/>
            <calcext:condition calcext:apply-style-name="Bad" calcext:value="!=27" calcext:base-cell-address="Character.C10"/>
          </calcext:conditional-format>
          <calcext:conditional-format calcext:target-range-address="Character.D4:Character.J9">
            <calcext:condition calcext:apply-style-name="Bad" calcext:value="not-between(0,2)" calcext:base-cell-address="Character.D4"/>
          </calcext:conditional-format>
          <calcext:conditional-format calcext:target-range-address="Character.B4:Character.B9">
            <calcext:condition calcext:apply-style-name="Bad" calcext:value="not-between(8,15)" calcext:base-cell-address="Character.B4"/>
          </calcext:conditional-format>
          <calcext:conditional-format calcext:target-range-address="Character.D13:Character.D30">
            <calcext:condition calcext:apply-style-name="Bad" calcext:value="not-between(0,1)" calcext:base-cell-address="Character.D13"/>
          </calcext:conditional-format>
        </calcext:conditional-formats>
      </table:table>
      <table:table table:name="Rules" table:style-name="ta1">
        <office:forms form:automatic-focus="false" form:apply-design-mode="false"/>
        <table:table-column table:style-name="co4" table:number-columns-repeated="2" table:default-cell-style-name="ce12"/>
        <table:table-column table:style-name="co5" table:default-cell-style-name="Default"/>
        <table:table-column table:style-name="co4" table:number-columns-repeated="2" table:default-cell-style-name="ce12"/>
        <table:table-column table:style-name="co3" table:default-cell-style-name="Default"/>
        <table:table-column table:style-name="co4" table:number-columns-repeated="2" table:default-cell-style-name="ce12"/>
        <table:table-column table:style-name="co3" table:number-columns-repeated="3" table:default-cell-style-name="Default"/>
        <table:table-row table:style-name="ro1">
          <table:table-cell table:style-name="ce45" office:value-type="string" calcext:value-type="string">
            <text:p>Ability Score Point cost</text:p>
          </table:table-cell>
          <table:table-cell table:number-columns-repeated="2"/>
          <table:table-cell table:style-name="ce45" office:value-type="string" calcext:value-type="string">
            <text:p>Ability Scores and Modifiers</text:p>
          </table:table-cell>
          <table:table-cell table:number-columns-repeated="2"/>
          <table:table-cell table:style-name="ce45" office:value-type="string" calcext:value-type="string">
            <text:p>Character Advancement</text:p>
          </table:table-cell>
          <table:table-cell table:number-columns-repeated="2"/>
          <table:table-cell table:style-name="ce47"/>
          <table:table-cell table:style-name="ce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-00-0000</text:date>, <text:time style:data-style-name="N2" text:time-value="11:26:47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7T14:42:48.534082910</meta:creation-date>
    <dc:date>2024-09-05T13:20:24.524000000</dc:date>
    <meta:editing-duration>PT14H32M55S</meta:editing-duration>
    <meta:editing-cycles>94</meta:editing-cycles>
    <meta:generator>LibreOffice/7.5.5.2$Windows_X86_64 LibreOffice_project/ca8fe7424262805f223b9a2334bc7181abbcbf5e</meta:generator>
    <meta:document-statistic meta:table-count="2" meta:cell-count="268" meta:object-count="0"/>
  </office:meta>
</office:document-meta>
</file>